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ifyEarTask.createCactusW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tifyEarTask.addFileToEar( File theFile , String theFul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tifyEar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ctifyEarTask.setAddEjbReferences( boolean isAddEjb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Task.addEjbReferencesToWar( File theW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CactifyEarTask.getOriginalApplicationX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ctifyEarTask.cactifyApplicationXml( ApplicationXml theApp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tifyEarTask.addConfiguredCactuswar( CactifyWarTask theCactusW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Task.createCactusWa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tifyEarTask.getAddEjb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EarTask.setSrcFile( File the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